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83147" calcext:value-type="float">
            <text:p>-0.83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92388" calcext:value-type="float">
            <text:p>-0.92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980785" calcext:value-type="float">
            <text:p>-0.98078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980785" calcext:value-type="float">
            <text:p>-0.980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55557" calcext:value-type="float">
            <text:p>-0.55557</text:p>
          </table:table-cell>
        </table:table-row>
        <table:table-row table:style-name="ro1">
          <table:table-cell office:value-type="float" office:value="0.162212" calcext:value-type="float">
            <text:p>0.162212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815493" calcext:value-type="float">
            <text:p>-0.815493</text:p>
          </table:table-cell>
        </table:table-row>
        <table:table-row table:style-name="ro1">
          <table:table-cell office:value-type="float" office:value="0.18024" calcext:value-type="float">
            <text:p>0.18024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906127" calcext:value-type="float">
            <text:p>-0.906127</text:p>
          </table:table-cell>
        </table:table-row>
        <table:table-row table:style-name="ro1">
          <table:table-cell office:value-type="float" office:value="0.191342" calcext:value-type="float">
            <text:p>0.19134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96194" calcext:value-type="float">
            <text:p>-0.96194</text:p>
          </table:table-cell>
        </table:table-row>
        <table:table-row table:style-name="ro1">
          <table:table-cell office:value-type="float" office:value="0.19509" calcext:value-type="float">
            <text:p>0.19509</text:p>
          </table:table-cell>
          <table:table-cell office:value-type="float" office:value="0" calcext:value-type="float">
            <text:p>0</text:p>
          </table:table-cell>
          <table:table-cell office:value-type="float" office:value="-0.980785" calcext:value-type="float">
            <text:p>-0.980785</text:p>
          </table:table-cell>
        </table:table-row>
        <table:table-row table:style-name="ro1">
          <table:table-cell office:value-type="float" office:value="0.191342" calcext:value-type="float">
            <text:p>0.191342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96194" calcext:value-type="float">
            <text:p>-0.96194</text:p>
          </table:table-cell>
        </table:table-row>
        <table:table-row table:style-name="ro1">
          <table:table-cell office:value-type="float" office:value="0.18024" calcext:value-type="float">
            <text:p>0.18024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906127" calcext:value-type="float">
            <text:p>-0.906127</text:p>
          </table:table-cell>
        </table:table-row>
        <table:table-row table:style-name="ro1">
          <table:table-cell office:value-type="float" office:value="0.162212" calcext:value-type="float">
            <text:p>0.162212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815493" calcext:value-type="float">
            <text:p>-0.815493</text:p>
          </table:table-cell>
        </table:table-row>
        <table:table-row table:style-name="ro1">
          <table:table-cell office:value-type="float" office:value="0.13795" calcext:value-type="float">
            <text:p>0.1379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69352" calcext:value-type="float">
            <text:p>-0.69352</text:p>
          </table:table-cell>
        </table:table-row>
        <table:table-row table:style-name="ro1">
          <table:table-cell office:value-type="float" office:value="0.108386" calcext:value-type="float">
            <text:p>0.108386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544895" calcext:value-type="float">
            <text:p>-0.544895</text:p>
          </table:table-cell>
        </table:table-row>
        <table:table-row table:style-name="ro1">
          <table:table-cell office:value-type="float" office:value="0.074658" calcext:value-type="float">
            <text:p>0.07465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37533" calcext:value-type="float">
            <text:p>-0.37533</text:p>
          </table:table-cell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91341" calcext:value-type="float">
            <text:p>-0.191341</text:p>
          </table:table-cell>
        </table:table-row>
        <table:table-row table:style-name="ro1">
          <table:table-cell office:value-type="float" office:value="0.31819" calcext:value-type="float">
            <text:p>0.31819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768178" calcext:value-type="float">
            <text:p>-0.768178</text:p>
          </table:table-cell>
        </table:table-row>
        <table:table-row table:style-name="ro1">
          <table:table-cell office:value-type="float" office:value="0.353553" calcext:value-type="float">
            <text:p>0.353553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853553" calcext:value-type="float">
            <text:p>-0.853553</text:p>
          </table:table-cell>
        </table:table-row>
        <table:table-row table:style-name="ro1">
          <table:table-cell office:value-type="float" office:value="0.37533" calcext:value-type="float">
            <text:p>0.3753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906127" calcext:value-type="float">
            <text:p>-0.906127</text:p>
          </table:table-cell>
        </table:table-row>
        <table:table-row table:style-name="ro1">
          <table:table-cell office:value-type="float" office:value="0.382684" calcext:value-type="float">
            <text:p>0.382684</text:p>
          </table:table-cell>
          <table:table-cell office:value-type="float" office:value="0" calcext:value-type="float">
            <text:p>0</text:p>
          </table:table-cell>
          <table:table-cell office:value-type="float" office:value="-0.923879" calcext:value-type="float">
            <text:p>-0.923879</text:p>
          </table:table-cell>
        </table:table-row>
        <table:table-row table:style-name="ro1">
          <table:table-cell office:value-type="float" office:value="0.37533" calcext:value-type="float">
            <text:p>0.37533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906127" calcext:value-type="float">
            <text:p>-0.906127</text:p>
          </table:table-cell>
        </table:table-row>
        <table:table-row table:style-name="ro1">
          <table:table-cell office:value-type="float" office:value="0.353554" calcext:value-type="float">
            <text:p>0.353554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853553" calcext:value-type="float">
            <text:p>-0.853553</text:p>
          </table:table-cell>
        </table:table-row>
        <table:table-row table:style-name="ro1">
          <table:table-cell office:value-type="float" office:value="0.31819" calcext:value-type="float">
            <text:p>0.31819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768178" calcext:value-type="float">
            <text:p>-0.768178</text:p>
          </table:table-cell>
        </table:table-row>
        <table:table-row table:style-name="ro1">
          <table:table-cell office:value-type="float" office:value="0.270598" calcext:value-type="float">
            <text:p>0.27059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653281" calcext:value-type="float">
            <text:p>-0.653281</text:p>
          </table:table-cell>
        </table:table-row>
        <table:table-row table:style-name="ro1">
          <table:table-cell office:value-type="float" office:value="0.212608" calcext:value-type="float">
            <text:p>0.21260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51328" calcext:value-type="float">
            <text:p>-0.51328</text:p>
          </table:table-cell>
        </table:table-row>
        <table:table-row table:style-name="ro1">
          <table:table-cell office:value-type="float" office:value="0.146447" calcext:value-type="float">
            <text:p>0.146447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353553" calcext:value-type="float">
            <text:p>-0.353553</text:p>
          </table:table-cell>
        </table:table-row>
        <table:table-row table:style-name="ro1">
          <table:table-cell office:value-type="float" office:value="0.074658" calcext:value-type="float">
            <text:p>0.074658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8024" calcext:value-type="float">
            <text:p>-0.18024</text:p>
          </table:table-cell>
        </table:table-row>
        <table:table-row table:style-name="ro1">
          <table:table-cell office:value-type="float" office:value="0.46194" calcext:value-type="float">
            <text:p>0.46194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691342" calcext:value-type="float">
            <text:p>-0.691342</text:p>
          </table:table-cell>
        </table:table-row>
        <table:table-row table:style-name="ro1">
          <table:table-cell office:value-type="float" office:value="0.51328" calcext:value-type="float">
            <text:p>0.5132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768178" calcext:value-type="float">
            <text:p>-0.768178</text:p>
          </table:table-cell>
        </table:table-row>
        <table:table-row table:style-name="ro1">
          <table:table-cell office:value-type="float" office:value="0.544895" calcext:value-type="float">
            <text:p>0.544895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815493" calcext:value-type="float">
            <text:p>-0.815493</text:p>
          </table:table-cell>
        </table:table-row>
        <table:table-row table:style-name="ro1">
          <table:table-cell office:value-type="float" office:value="0.55557" calcext:value-type="float">
            <text:p>0.55557</text:p>
          </table:table-cell>
          <table:table-cell office:value-type="float" office:value="0" calcext:value-type="float">
            <text:p>0</text:p>
          </table:table-cell>
          <table:table-cell office:value-type="float" office:value="-0.831469" calcext:value-type="float">
            <text:p>-0.831469</text:p>
          </table:table-cell>
        </table:table-row>
        <table:table-row table:style-name="ro1">
          <table:table-cell office:value-type="float" office:value="0.544895" calcext:value-type="float">
            <text:p>0.544895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815493" calcext:value-type="float">
            <text:p>-0.815493</text:p>
          </table:table-cell>
        </table:table-row>
        <table:table-row table:style-name="ro1">
          <table:table-cell office:value-type="float" office:value="0.51328" calcext:value-type="float">
            <text:p>0.5132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768178" calcext:value-type="float">
            <text:p>-0.768178</text:p>
          </table:table-cell>
        </table:table-row>
        <table:table-row table:style-name="ro1">
          <table:table-cell office:value-type="float" office:value="0.46194" calcext:value-type="float">
            <text:p>0.46194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691342" calcext:value-type="float">
            <text:p>-0.691342</text:p>
          </table:table-cell>
        </table:table-row>
        <table:table-row table:style-name="ro1">
          <table:table-cell office:value-type="float" office:value="0.392848" calcext:value-type="float">
            <text:p>0.39284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587938" calcext:value-type="float">
            <text:p>-0.587938</text:p>
          </table:table-cell>
        </table:table-row>
        <table:table-row table:style-name="ro1">
          <table:table-cell office:value-type="float" office:value="0.308658" calcext:value-type="float">
            <text:p>0.30865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46194" calcext:value-type="float">
            <text:p>-0.46194</text:p>
          </table:table-cell>
        </table:table-row>
        <table:table-row table:style-name="ro1">
          <table:table-cell office:value-type="float" office:value="0.212608" calcext:value-type="float">
            <text:p>0.21260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318189" calcext:value-type="float">
            <text:p>-0.318189</text:p>
          </table:table-cell>
        </table:table-row>
        <table:table-row table:style-name="ro1">
          <table:table-cell office:value-type="float" office:value="0.108386" calcext:value-type="float">
            <text:p>0.108386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62211" calcext:value-type="float">
            <text:p>-0.162211</text:p>
          </table:table-cell>
        </table:table-row>
        <table:table-row table:style-name="ro1">
          <table:table-cell office:value-type="float" office:value="0.587938" calcext:value-type="float">
            <text:p>0.587938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587938" calcext:value-type="float">
            <text:p>-0.587938</text:p>
          </table:table-cell>
        </table:table-row>
        <table:table-row table:style-name="ro1">
          <table:table-cell office:value-type="float" office:value="0.653282" calcext:value-type="float">
            <text:p>0.653282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653281" calcext:value-type="float">
            <text:p>-0.653281</text:p>
          </table:table-cell>
        </table:table-row>
        <table:table-row table:style-name="ro1">
          <table:table-cell office:value-type="float" office:value="0.69352" calcext:value-type="float">
            <text:p>0.6935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69352" calcext:value-type="float">
            <text:p>-0.69352</text:p>
          </table:table-cell>
        </table:table-row>
        <table:table-row table:style-name="ro1"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</table:table-row>
        <table:table-row table:style-name="ro1">
          <table:table-cell office:value-type="float" office:value="0.69352" calcext:value-type="float">
            <text:p>0.69352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69352" calcext:value-type="float">
            <text:p>-0.69352</text:p>
          </table:table-cell>
        </table:table-row>
        <table:table-row table:style-name="ro1">
          <table:table-cell office:value-type="float" office:value="0.653282" calcext:value-type="float">
            <text:p>0.653282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653281" calcext:value-type="float">
            <text:p>-0.653281</text:p>
          </table:table-cell>
        </table:table-row>
        <table:table-row table:style-name="ro1">
          <table:table-cell office:value-type="float" office:value="0.587938" calcext:value-type="float">
            <text:p>0.587938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587938" calcext:value-type="float">
            <text:p>-0.5879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0.392848" calcext:value-type="float">
            <text:p>0.39284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392847" calcext:value-type="float">
            <text:p>-0.392847</text:p>
          </table:table-cell>
        </table:table-row>
        <table:table-row table:style-name="ro1">
          <table:table-cell office:value-type="float" office:value="0.270598" calcext:value-type="float">
            <text:p>0.27059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270598" calcext:value-type="float">
            <text:p>-0.270598</text:p>
          </table:table-cell>
        </table:table-row>
        <table:table-row table:style-name="ro1">
          <table:table-cell office:value-type="float" office:value="0.13795" calcext:value-type="float">
            <text:p>0.13795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37949" calcext:value-type="float">
            <text:p>-0.137949</text:p>
          </table:table-cell>
        </table:table-row>
        <table:table-row table:style-name="ro1">
          <table:table-cell office:value-type="float" office:value="0.691342" calcext:value-type="float">
            <text:p>0.691342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46194" calcext:value-type="float">
            <text:p>-0.46194</text:p>
          </table:table-cell>
        </table:table-row>
        <table:table-row table:style-name="ro1">
          <table:table-cell office:value-type="float" office:value="0.768178" calcext:value-type="float">
            <text:p>0.76817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51328" calcext:value-type="float">
            <text:p>-0.51328</text:p>
          </table:table-cell>
        </table:table-row>
        <table:table-row table:style-name="ro1">
          <table:table-cell office:value-type="float" office:value="0.815493" calcext:value-type="float">
            <text:p>0.81549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544895" calcext:value-type="float">
            <text:p>-0.544895</text:p>
          </table:table-cell>
        </table:table-row>
        <table:table-row table:style-name="ro1">
          <table:table-cell office:value-type="float" office:value="0.83147" calcext:value-type="float">
            <text:p>0.83147</text:p>
          </table:table-cell>
          <table:table-cell office:value-type="float" office:value="0" calcext:value-type="float">
            <text:p>0</text:p>
          </table:table-cell>
          <table:table-cell office:value-type="float" office:value="-0.55557" calcext:value-type="float">
            <text:p>-0.55557</text:p>
          </table:table-cell>
        </table:table-row>
        <table:table-row table:style-name="ro1">
          <table:table-cell office:value-type="float" office:value="0.815493" calcext:value-type="float">
            <text:p>0.815493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544895" calcext:value-type="float">
            <text:p>-0.544895</text:p>
          </table:table-cell>
        </table:table-row>
        <table:table-row table:style-name="ro1">
          <table:table-cell office:value-type="float" office:value="0.768178" calcext:value-type="float">
            <text:p>0.76817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51328" calcext:value-type="float">
            <text:p>-0.51328</text:p>
          </table:table-cell>
        </table:table-row>
        <table:table-row table:style-name="ro1">
          <table:table-cell office:value-type="float" office:value="0.691342" calcext:value-type="float">
            <text:p>0.691342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46194" calcext:value-type="float">
            <text:p>-0.46194</text:p>
          </table:table-cell>
        </table:table-row>
        <table:table-row table:style-name="ro1">
          <table:table-cell office:value-type="float" office:value="0.587938" calcext:value-type="float">
            <text:p>0.58793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392847" calcext:value-type="float">
            <text:p>-0.392847</text:p>
          </table:table-cell>
        </table:table-row>
        <table:table-row table:style-name="ro1">
          <table:table-cell office:value-type="float" office:value="0.46194" calcext:value-type="float">
            <text:p>0.46194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308658" calcext:value-type="float">
            <text:p>-0.308658</text:p>
          </table:table-cell>
        </table:table-row>
        <table:table-row table:style-name="ro1">
          <table:table-cell office:value-type="float" office:value="0.31819" calcext:value-type="float">
            <text:p>0.31819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212607" calcext:value-type="float">
            <text:p>-0.212607</text:p>
          </table:table-cell>
        </table:table-row>
        <table:table-row table:style-name="ro1">
          <table:table-cell office:value-type="float" office:value="0.162212" calcext:value-type="float">
            <text:p>0.162212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08386" calcext:value-type="float">
            <text:p>-0.108386</text:p>
          </table:table-cell>
        </table:table-row>
        <table:table-row table:style-name="ro1">
          <table:table-cell office:value-type="float" office:value="0.768178" calcext:value-type="float">
            <text:p>0.768178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318189" calcext:value-type="float">
            <text:p>-0.318189</text:p>
          </table:table-cell>
        </table:table-row>
        <table:table-row table:style-name="ro1">
          <table:table-cell office:value-type="float" office:value="0.853554" calcext:value-type="float">
            <text:p>0.853554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353553" calcext:value-type="float">
            <text:p>-0.353553</text:p>
          </table:table-cell>
        </table:table-row>
        <table:table-row table:style-name="ro1">
          <table:table-cell office:value-type="float" office:value="0.906128" calcext:value-type="float">
            <text:p>0.906128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37533" calcext:value-type="float">
            <text:p>-0.37533</text:p>
          </table:table-cell>
        </table:table-row>
        <table:table-row table:style-name="ro1">
          <table:table-cell office:value-type="float" office:value="0.92388" calcext:value-type="float">
            <text:p>0.92388</text:p>
          </table:table-cell>
          <table:table-cell office:value-type="float" office:value="0" calcext:value-type="float">
            <text:p>0</text:p>
          </table:table-cell>
          <table:table-cell office:value-type="float" office:value="-0.382683" calcext:value-type="float">
            <text:p>-0.382683</text:p>
          </table:table-cell>
        </table:table-row>
        <table:table-row table:style-name="ro1">
          <table:table-cell office:value-type="float" office:value="0.906128" calcext:value-type="float">
            <text:p>0.906128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37533" calcext:value-type="float">
            <text:p>-0.37533</text:p>
          </table:table-cell>
        </table:table-row>
        <table:table-row table:style-name="ro1">
          <table:table-cell office:value-type="float" office:value="0.853554" calcext:value-type="float">
            <text:p>0.853554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353553" calcext:value-type="float">
            <text:p>-0.353553</text:p>
          </table:table-cell>
        </table:table-row>
        <table:table-row table:style-name="ro1">
          <table:table-cell office:value-type="float" office:value="0.768178" calcext:value-type="float">
            <text:p>0.768178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318189" calcext:value-type="float">
            <text:p>-0.318189</text:p>
          </table:table-cell>
        </table:table-row>
        <table:table-row table:style-name="ro1">
          <table:table-cell office:value-type="float" office:value="0.653282" calcext:value-type="float">
            <text:p>0.65328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270598" calcext:value-type="float">
            <text:p>-0.270598</text:p>
          </table:table-cell>
        </table:table-row>
        <table:table-row table:style-name="ro1">
          <table:table-cell office:value-type="float" office:value="0.51328" calcext:value-type="float">
            <text:p>0.5132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212607" calcext:value-type="float">
            <text:p>-0.212607</text:p>
          </table:table-cell>
        </table:table-row>
        <table:table-row table:style-name="ro1">
          <table:table-cell office:value-type="float" office:value="0.353554" calcext:value-type="float">
            <text:p>0.353554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146446" calcext:value-type="float">
            <text:p>-0.146446</text:p>
          </table:table-cell>
        </table:table-row>
        <table:table-row table:style-name="ro1">
          <table:table-cell office:value-type="float" office:value="0.18024" calcext:value-type="float">
            <text:p>0.18024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074658" calcext:value-type="float">
            <text:p>-0.074658</text:p>
          </table:table-cell>
        </table:table-row>
        <table:table-row table:style-name="ro1">
          <table:table-cell office:value-type="float" office:value="0.815493" calcext:value-type="float">
            <text:p>0.815493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162211" calcext:value-type="float">
            <text:p>-0.162211</text:p>
          </table:table-cell>
        </table:table-row>
        <table:table-row table:style-name="ro1">
          <table:table-cell office:value-type="float" office:value="0.906128" calcext:value-type="float">
            <text:p>0.90612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18024" calcext:value-type="float">
            <text:p>-0.18024</text:p>
          </table:table-cell>
        </table:table-row>
        <table:table-row table:style-name="ro1">
          <table:table-cell office:value-type="float" office:value="0.96194" calcext:value-type="float">
            <text:p>0.96194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191341" calcext:value-type="float">
            <text:p>-0.191341</text:p>
          </table:table-cell>
        </table:table-row>
        <table:table-row table:style-name="ro1">
          <table:table-cell office:value-type="float" office:value="0.980785" calcext:value-type="float">
            <text:p>0.980785</text:p>
          </table:table-cell>
          <table:table-cell office:value-type="float" office:value="0" calcext:value-type="float">
            <text:p>0</text:p>
          </table:table-cell>
          <table:table-cell office:value-type="float" office:value="-0.19509" calcext:value-type="float">
            <text:p>-0.19509</text:p>
          </table:table-cell>
        </table:table-row>
        <table:table-row table:style-name="ro1">
          <table:table-cell office:value-type="float" office:value="0.96194" calcext:value-type="float">
            <text:p>0.96194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191341" calcext:value-type="float">
            <text:p>-0.191341</text:p>
          </table:table-cell>
        </table:table-row>
        <table:table-row table:style-name="ro1">
          <table:table-cell office:value-type="float" office:value="0.906128" calcext:value-type="float">
            <text:p>0.90612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18024" calcext:value-type="float">
            <text:p>-0.18024</text:p>
          </table:table-cell>
        </table:table-row>
        <table:table-row table:style-name="ro1">
          <table:table-cell office:value-type="float" office:value="0.815493" calcext:value-type="float">
            <text:p>0.815493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162211" calcext:value-type="float">
            <text:p>-0.162211</text:p>
          </table:table-cell>
        </table:table-row>
        <table:table-row table:style-name="ro1">
          <table:table-cell office:value-type="float" office:value="0.69352" calcext:value-type="float">
            <text:p>0.6935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137949" calcext:value-type="float">
            <text:p>-0.137949</text:p>
          </table:table-cell>
        </table:table-row>
        <table:table-row table:style-name="ro1">
          <table:table-cell office:value-type="float" office:value="0.544895" calcext:value-type="float">
            <text:p>0.544895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108386" calcext:value-type="float">
            <text:p>-0.108386</text:p>
          </table:table-cell>
        </table:table-row>
        <table:table-row table:style-name="ro1">
          <table:table-cell office:value-type="float" office:value="0.37533" calcext:value-type="float">
            <text:p>0.3753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074658" calcext:value-type="float">
            <text:p>-0.074658</text:p>
          </table:table-cell>
        </table:table-row>
        <table:table-row table:style-name="ro1">
          <table:table-cell office:value-type="float" office:value="0.191342" calcext:value-type="float">
            <text:p>0.191342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03806" calcext:value-type="float">
            <text:p>-0.03806</text:p>
          </table:table-cell>
        </table:table-row>
        <table:table-row table:style-name="ro1">
          <table:table-cell office:value-type="float" office:value="0.83147" calcext:value-type="float">
            <text:p>0.83147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388" calcext:value-type="float">
            <text:p>0.9238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785" calcext:value-type="float">
            <text:p>0.980785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0785" calcext:value-type="float">
            <text:p>0.980785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388" calcext:value-type="float">
            <text:p>0.9238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147" calcext:value-type="float">
            <text:p>0.83147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7107" calcext:value-type="float">
            <text:p>0.70710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557" calcext:value-type="float">
            <text:p>0.55557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2684" calcext:value-type="float">
            <text:p>0.382684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509" calcext:value-type="float">
            <text:p>0.19509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5493" calcext:value-type="float">
            <text:p>0.815493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162212" calcext:value-type="float">
            <text:p>0.162212</text:p>
          </table:table-cell>
        </table:table-row>
        <table:table-row table:style-name="ro1">
          <table:table-cell office:value-type="float" office:value="0.906128" calcext:value-type="float">
            <text:p>0.90612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18024" calcext:value-type="float">
            <text:p>0.18024</text:p>
          </table:table-cell>
        </table:table-row>
        <table:table-row table:style-name="ro1">
          <table:table-cell office:value-type="float" office:value="0.96194" calcext:value-type="float">
            <text:p>0.96194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191342" calcext:value-type="float">
            <text:p>0.191342</text:p>
          </table:table-cell>
        </table:table-row>
        <table:table-row table:style-name="ro1">
          <table:table-cell office:value-type="float" office:value="0.980785" calcext:value-type="float">
            <text:p>0.980785</text:p>
          </table:table-cell>
          <table:table-cell office:value-type="float" office:value="0" calcext:value-type="float">
            <text:p>0</text:p>
          </table:table-cell>
          <table:table-cell office:value-type="float" office:value="0.195091" calcext:value-type="float">
            <text:p>0.195091</text:p>
          </table:table-cell>
        </table:table-row>
        <table:table-row table:style-name="ro1">
          <table:table-cell office:value-type="float" office:value="0.96194" calcext:value-type="float">
            <text:p>0.96194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191342" calcext:value-type="float">
            <text:p>0.191342</text:p>
          </table:table-cell>
        </table:table-row>
        <table:table-row table:style-name="ro1">
          <table:table-cell office:value-type="float" office:value="0.906128" calcext:value-type="float">
            <text:p>0.90612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18024" calcext:value-type="float">
            <text:p>0.18024</text:p>
          </table:table-cell>
        </table:table-row>
        <table:table-row table:style-name="ro1">
          <table:table-cell office:value-type="float" office:value="0.815493" calcext:value-type="float">
            <text:p>0.815493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162212" calcext:value-type="float">
            <text:p>0.162212</text:p>
          </table:table-cell>
        </table:table-row>
        <table:table-row table:style-name="ro1">
          <table:table-cell office:value-type="float" office:value="0.69352" calcext:value-type="float">
            <text:p>0.6935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13795" calcext:value-type="float">
            <text:p>0.13795</text:p>
          </table:table-cell>
        </table:table-row>
        <table:table-row table:style-name="ro1">
          <table:table-cell office:value-type="float" office:value="0.544895" calcext:value-type="float">
            <text:p>0.544895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108387" calcext:value-type="float">
            <text:p>0.108387</text:p>
          </table:table-cell>
        </table:table-row>
        <table:table-row table:style-name="ro1">
          <table:table-cell office:value-type="float" office:value="0.37533" calcext:value-type="float">
            <text:p>0.3753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074658" calcext:value-type="float">
            <text:p>0.074658</text:p>
          </table:table-cell>
        </table:table-row>
        <table:table-row table:style-name="ro1">
          <table:table-cell office:value-type="float" office:value="0.191342" calcext:value-type="float">
            <text:p>0.191342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038061" calcext:value-type="float">
            <text:p>0.038061</text:p>
          </table:table-cell>
        </table:table-row>
        <table:table-row table:style-name="ro1">
          <table:table-cell office:value-type="float" office:value="0.768178" calcext:value-type="float">
            <text:p>0.768178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31819" calcext:value-type="float">
            <text:p>0.31819</text:p>
          </table:table-cell>
        </table:table-row>
        <table:table-row table:style-name="ro1">
          <table:table-cell office:value-type="float" office:value="0.853554" calcext:value-type="float">
            <text:p>0.853554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353554" calcext:value-type="float">
            <text:p>0.353554</text:p>
          </table:table-cell>
        </table:table-row>
        <table:table-row table:style-name="ro1">
          <table:table-cell office:value-type="float" office:value="0.906127" calcext:value-type="float">
            <text:p>0.906127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375331" calcext:value-type="float">
            <text:p>0.375331</text:p>
          </table:table-cell>
        </table:table-row>
        <table:table-row table:style-name="ro1">
          <table:table-cell office:value-type="float" office:value="0.92388" calcext:value-type="float">
            <text:p>0.92388</text:p>
          </table:table-cell>
          <table:table-cell office:value-type="float" office:value="0" calcext:value-type="float">
            <text:p>0</text:p>
          </table:table-cell>
          <table:table-cell office:value-type="float" office:value="0.382684" calcext:value-type="float">
            <text:p>0.382684</text:p>
          </table:table-cell>
        </table:table-row>
        <table:table-row table:style-name="ro1">
          <table:table-cell office:value-type="float" office:value="0.906127" calcext:value-type="float">
            <text:p>0.906127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375331" calcext:value-type="float">
            <text:p>0.375331</text:p>
          </table:table-cell>
        </table:table-row>
        <table:table-row table:style-name="ro1">
          <table:table-cell office:value-type="float" office:value="0.853554" calcext:value-type="float">
            <text:p>0.853554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353554" calcext:value-type="float">
            <text:p>0.353554</text:p>
          </table:table-cell>
        </table:table-row>
        <table:table-row table:style-name="ro1">
          <table:table-cell office:value-type="float" office:value="0.768178" calcext:value-type="float">
            <text:p>0.768178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31819" calcext:value-type="float">
            <text:p>0.31819</text:p>
          </table:table-cell>
        </table:table-row>
        <table:table-row table:style-name="ro1">
          <table:table-cell office:value-type="float" office:value="0.653282" calcext:value-type="float">
            <text:p>0.65328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270598" calcext:value-type="float">
            <text:p>0.270598</text:p>
          </table:table-cell>
        </table:table-row>
        <table:table-row table:style-name="ro1">
          <table:table-cell office:value-type="float" office:value="0.51328" calcext:value-type="float">
            <text:p>0.5132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212608" calcext:value-type="float">
            <text:p>0.212608</text:p>
          </table:table-cell>
        </table:table-row>
        <table:table-row table:style-name="ro1">
          <table:table-cell office:value-type="float" office:value="0.353553" calcext:value-type="float">
            <text:p>0.35355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146447" calcext:value-type="float">
            <text:p>0.146447</text:p>
          </table:table-cell>
        </table:table-row>
        <table:table-row table:style-name="ro1">
          <table:table-cell office:value-type="float" office:value="0.18024" calcext:value-type="float">
            <text:p>0.18024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074658" calcext:value-type="float">
            <text:p>0.074658</text:p>
          </table:table-cell>
        </table:table-row>
        <table:table-row table:style-name="ro1">
          <table:table-cell office:value-type="float" office:value="0.691342" calcext:value-type="float">
            <text:p>0.691342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46194" calcext:value-type="float">
            <text:p>0.46194</text:p>
          </table:table-cell>
        </table:table-row>
        <table:table-row table:style-name="ro1">
          <table:table-cell office:value-type="float" office:value="0.768178" calcext:value-type="float">
            <text:p>0.76817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51328" calcext:value-type="float">
            <text:p>0.51328</text:p>
          </table:table-cell>
        </table:table-row>
        <table:table-row table:style-name="ro1">
          <table:table-cell office:value-type="float" office:value="0.815493" calcext:value-type="float">
            <text:p>0.81549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544895" calcext:value-type="float">
            <text:p>0.544895</text:p>
          </table:table-cell>
        </table:table-row>
        <table:table-row table:style-name="ro1">
          <table:table-cell office:value-type="float" office:value="0.83147" calcext:value-type="float">
            <text:p>0.83147</text:p>
          </table:table-cell>
          <table:table-cell office:value-type="float" office:value="0" calcext:value-type="float">
            <text:p>0</text:p>
          </table:table-cell>
          <table:table-cell office:value-type="float" office:value="0.555571" calcext:value-type="float">
            <text:p>0.555571</text:p>
          </table:table-cell>
        </table:table-row>
        <table:table-row table:style-name="ro1">
          <table:table-cell office:value-type="float" office:value="0.815493" calcext:value-type="float">
            <text:p>0.815493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544895" calcext:value-type="float">
            <text:p>0.544895</text:p>
          </table:table-cell>
        </table:table-row>
        <table:table-row table:style-name="ro1">
          <table:table-cell office:value-type="float" office:value="0.768178" calcext:value-type="float">
            <text:p>0.76817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51328" calcext:value-type="float">
            <text:p>0.51328</text:p>
          </table:table-cell>
        </table:table-row>
        <table:table-row table:style-name="ro1">
          <table:table-cell office:value-type="float" office:value="0.691342" calcext:value-type="float">
            <text:p>0.691342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46194" calcext:value-type="float">
            <text:p>0.46194</text:p>
          </table:table-cell>
        </table:table-row>
        <table:table-row table:style-name="ro1">
          <table:table-cell office:value-type="float" office:value="0.587938" calcext:value-type="float">
            <text:p>0.58793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392848" calcext:value-type="float">
            <text:p>0.392848</text:p>
          </table:table-cell>
        </table:table-row>
        <table:table-row table:style-name="ro1">
          <table:table-cell office:value-type="float" office:value="0.46194" calcext:value-type="float">
            <text:p>0.46194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308659" calcext:value-type="float">
            <text:p>0.308659</text:p>
          </table:table-cell>
        </table:table-row>
        <table:table-row table:style-name="ro1">
          <table:table-cell office:value-type="float" office:value="0.31819" calcext:value-type="float">
            <text:p>0.31819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212608" calcext:value-type="float">
            <text:p>0.212608</text:p>
          </table:table-cell>
        </table:table-row>
        <table:table-row table:style-name="ro1">
          <table:table-cell office:value-type="float" office:value="0.162212" calcext:value-type="float">
            <text:p>0.162212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08387" calcext:value-type="float">
            <text:p>0.108387</text:p>
          </table:table-cell>
        </table:table-row>
        <table:table-row table:style-name="ro1">
          <table:table-cell office:value-type="float" office:value="0.587938" calcext:value-type="float">
            <text:p>0.587938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587938" calcext:value-type="float">
            <text:p>0.587938</text:p>
          </table:table-cell>
        </table:table-row>
        <table:table-row table:style-name="ro1">
          <table:table-cell office:value-type="float" office:value="0.653282" calcext:value-type="float">
            <text:p>0.653282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653282" calcext:value-type="float">
            <text:p>0.653282</text:p>
          </table:table-cell>
        </table:table-row>
        <table:table-row table:style-name="ro1">
          <table:table-cell office:value-type="float" office:value="0.69352" calcext:value-type="float">
            <text:p>0.6935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69352" calcext:value-type="float">
            <text:p>0.69352</text:p>
          </table:table-cell>
        </table:table-row>
        <table:table-row table:style-name="ro1">
          <table:table-cell office:value-type="float" office:value="0.707107" calcext:value-type="float">
            <text:p>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0.69352" calcext:value-type="float">
            <text:p>0.69352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69352" calcext:value-type="float">
            <text:p>0.69352</text:p>
          </table:table-cell>
        </table:table-row>
        <table:table-row table:style-name="ro1">
          <table:table-cell office:value-type="float" office:value="0.653282" calcext:value-type="float">
            <text:p>0.653282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653282" calcext:value-type="float">
            <text:p>0.653282</text:p>
          </table:table-cell>
        </table:table-row>
        <table:table-row table:style-name="ro1">
          <table:table-cell office:value-type="float" office:value="0.587938" calcext:value-type="float">
            <text:p>0.587938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587938" calcext:value-type="float">
            <text:p>0.58793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392848" calcext:value-type="float">
            <text:p>0.39284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392848" calcext:value-type="float">
            <text:p>0.392848</text:p>
          </table:table-cell>
        </table:table-row>
        <table:table-row table:style-name="ro1">
          <table:table-cell office:value-type="float" office:value="0.270598" calcext:value-type="float">
            <text:p>0.27059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270598" calcext:value-type="float">
            <text:p>0.270598</text:p>
          </table:table-cell>
        </table:table-row>
        <table:table-row table:style-name="ro1">
          <table:table-cell office:value-type="float" office:value="0.13795" calcext:value-type="float">
            <text:p>0.13795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3795" calcext:value-type="float">
            <text:p>0.13795</text:p>
          </table:table-cell>
        </table:table-row>
        <table:table-row table:style-name="ro1">
          <table:table-cell office:value-type="float" office:value="0.46194" calcext:value-type="float">
            <text:p>0.46194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691342" calcext:value-type="float">
            <text:p>0.691342</text:p>
          </table:table-cell>
        </table:table-row>
        <table:table-row table:style-name="ro1">
          <table:table-cell office:value-type="float" office:value="0.51328" calcext:value-type="float">
            <text:p>0.5132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768178" calcext:value-type="float">
            <text:p>0.768178</text:p>
          </table:table-cell>
        </table:table-row>
        <table:table-row table:style-name="ro1">
          <table:table-cell office:value-type="float" office:value="0.544895" calcext:value-type="float">
            <text:p>0.544895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815493" calcext:value-type="float">
            <text:p>0.815493</text:p>
          </table:table-cell>
        </table:table-row>
        <table:table-row table:style-name="ro1">
          <table:table-cell office:value-type="float" office:value="0.55557" calcext:value-type="float">
            <text:p>0.55557</text:p>
          </table:table-cell>
          <table:table-cell office:value-type="float" office:value="0" calcext:value-type="float">
            <text:p>0</text:p>
          </table:table-cell>
          <table:table-cell office:value-type="float" office:value="0.83147" calcext:value-type="float">
            <text:p>0.83147</text:p>
          </table:table-cell>
        </table:table-row>
        <table:table-row table:style-name="ro1">
          <table:table-cell office:value-type="float" office:value="0.544895" calcext:value-type="float">
            <text:p>0.544895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815493" calcext:value-type="float">
            <text:p>0.815493</text:p>
          </table:table-cell>
        </table:table-row>
        <table:table-row table:style-name="ro1">
          <table:table-cell office:value-type="float" office:value="0.51328" calcext:value-type="float">
            <text:p>0.5132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768178" calcext:value-type="float">
            <text:p>0.768178</text:p>
          </table:table-cell>
        </table:table-row>
        <table:table-row table:style-name="ro1">
          <table:table-cell office:value-type="float" office:value="0.46194" calcext:value-type="float">
            <text:p>0.46194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691342" calcext:value-type="float">
            <text:p>0.691342</text:p>
          </table:table-cell>
        </table:table-row>
        <table:table-row table:style-name="ro1">
          <table:table-cell office:value-type="float" office:value="0.392848" calcext:value-type="float">
            <text:p>0.39284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587938" calcext:value-type="float">
            <text:p>0.587938</text:p>
          </table:table-cell>
        </table:table-row>
        <table:table-row table:style-name="ro1">
          <table:table-cell office:value-type="float" office:value="0.308658" calcext:value-type="float">
            <text:p>0.30865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46194" calcext:value-type="float">
            <text:p>0.46194</text:p>
          </table:table-cell>
        </table:table-row>
        <table:table-row table:style-name="ro1">
          <table:table-cell office:value-type="float" office:value="0.212608" calcext:value-type="float">
            <text:p>0.21260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31819" calcext:value-type="float">
            <text:p>0.31819</text:p>
          </table:table-cell>
        </table:table-row>
        <table:table-row table:style-name="ro1">
          <table:table-cell office:value-type="float" office:value="0.108386" calcext:value-type="float">
            <text:p>0.108386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62212" calcext:value-type="float">
            <text:p>0.162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819" calcext:value-type="float">
            <text:p>0.31819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768178" calcext:value-type="float">
            <text:p>0.768178</text:p>
          </table:table-cell>
        </table:table-row>
        <table:table-row table:style-name="ro1">
          <table:table-cell office:value-type="float" office:value="0.353553" calcext:value-type="float">
            <text:p>0.353553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853554" calcext:value-type="float">
            <text:p>0.853554</text:p>
          </table:table-cell>
        </table:table-row>
        <table:table-row table:style-name="ro1">
          <table:table-cell office:value-type="float" office:value="0.37533" calcext:value-type="float">
            <text:p>0.3753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906128" calcext:value-type="float">
            <text:p>0.906128</text:p>
          </table:table-cell>
        </table:table-row>
        <table:table-row table:style-name="ro1">
          <table:table-cell office:value-type="float" office:value="0.382683" calcext:value-type="float">
            <text:p>0.382683</text:p>
          </table:table-cell>
          <table:table-cell office:value-type="float" office:value="0" calcext:value-type="float">
            <text:p>0</text:p>
          </table:table-cell>
          <table:table-cell office:value-type="float" office:value="0.92388" calcext:value-type="float">
            <text:p>0.92388</text:p>
          </table:table-cell>
        </table:table-row>
        <table:table-row table:style-name="ro1">
          <table:table-cell office:value-type="float" office:value="0.37533" calcext:value-type="float">
            <text:p>0.37533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906128" calcext:value-type="float">
            <text:p>0.906128</text:p>
          </table:table-cell>
        </table:table-row>
        <table:table-row table:style-name="ro1">
          <table:table-cell office:value-type="float" office:value="0.353553" calcext:value-type="float">
            <text:p>0.353553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853554" calcext:value-type="float">
            <text:p>0.853554</text:p>
          </table:table-cell>
        </table:table-row>
        <table:table-row table:style-name="ro1">
          <table:table-cell office:value-type="float" office:value="0.31819" calcext:value-type="float">
            <text:p>0.31819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768178" calcext:value-type="float">
            <text:p>0.768178</text:p>
          </table:table-cell>
        </table:table-row>
        <table:table-row table:style-name="ro1">
          <table:table-cell office:value-type="float" office:value="0.270598" calcext:value-type="float">
            <text:p>0.27059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653282" calcext:value-type="float">
            <text:p>0.653282</text:p>
          </table:table-cell>
        </table:table-row>
        <table:table-row table:style-name="ro1">
          <table:table-cell office:value-type="float" office:value="0.212608" calcext:value-type="float">
            <text:p>0.21260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51328" calcext:value-type="float">
            <text:p>0.51328</text:p>
          </table:table-cell>
        </table:table-row>
        <table:table-row table:style-name="ro1">
          <table:table-cell office:value-type="float" office:value="0.146447" calcext:value-type="float">
            <text:p>0.146447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353554" calcext:value-type="float">
            <text:p>0.353554</text:p>
          </table:table-cell>
        </table:table-row>
        <table:table-row table:style-name="ro1">
          <table:table-cell office:value-type="float" office:value="0.074658" calcext:value-type="float">
            <text:p>0.074658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8024" calcext:value-type="float">
            <text:p>0.18024</text:p>
          </table:table-cell>
        </table:table-row>
        <table:table-row table:style-name="ro1">
          <table:table-cell office:value-type="float" office:value="0.162212" calcext:value-type="float">
            <text:p>0.162212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815493" calcext:value-type="float">
            <text:p>0.815493</text:p>
          </table:table-cell>
        </table:table-row>
        <table:table-row table:style-name="ro1">
          <table:table-cell office:value-type="float" office:value="0.18024" calcext:value-type="float">
            <text:p>0.18024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906128" calcext:value-type="float">
            <text:p>0.906128</text:p>
          </table:table-cell>
        </table:table-row>
        <table:table-row table:style-name="ro1">
          <table:table-cell office:value-type="float" office:value="0.191342" calcext:value-type="float">
            <text:p>0.19134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96194" calcext:value-type="float">
            <text:p>0.96194</text:p>
          </table:table-cell>
        </table:table-row>
        <table:table-row table:style-name="ro1">
          <table:table-cell office:value-type="float" office:value="0.19509" calcext:value-type="float">
            <text:p>0.19509</text:p>
          </table:table-cell>
          <table:table-cell office:value-type="float" office:value="0" calcext:value-type="float">
            <text:p>0</text:p>
          </table:table-cell>
          <table:table-cell office:value-type="float" office:value="0.980786" calcext:value-type="float">
            <text:p>0.980786</text:p>
          </table:table-cell>
        </table:table-row>
        <table:table-row table:style-name="ro1">
          <table:table-cell office:value-type="float" office:value="0.191342" calcext:value-type="float">
            <text:p>0.191342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96194" calcext:value-type="float">
            <text:p>0.96194</text:p>
          </table:table-cell>
        </table:table-row>
        <table:table-row table:style-name="ro1">
          <table:table-cell office:value-type="float" office:value="0.18024" calcext:value-type="float">
            <text:p>0.18024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906128" calcext:value-type="float">
            <text:p>0.906128</text:p>
          </table:table-cell>
        </table:table-row>
        <table:table-row table:style-name="ro1">
          <table:table-cell office:value-type="float" office:value="0.162212" calcext:value-type="float">
            <text:p>0.162212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815493" calcext:value-type="float">
            <text:p>0.815493</text:p>
          </table:table-cell>
        </table:table-row>
        <table:table-row table:style-name="ro1">
          <table:table-cell office:value-type="float" office:value="0.13795" calcext:value-type="float">
            <text:p>0.1379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69352" calcext:value-type="float">
            <text:p>0.69352</text:p>
          </table:table-cell>
        </table:table-row>
        <table:table-row table:style-name="ro1">
          <table:table-cell office:value-type="float" office:value="0.108386" calcext:value-type="float">
            <text:p>0.108386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544895" calcext:value-type="float">
            <text:p>0.544895</text:p>
          </table:table-cell>
        </table:table-row>
        <table:table-row table:style-name="ro1">
          <table:table-cell office:value-type="float" office:value="0.074658" calcext:value-type="float">
            <text:p>0.07465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375331" calcext:value-type="float">
            <text:p>0.375331</text:p>
          </table:table-cell>
        </table:table-row>
        <table:table-row table:style-name="ro1">
          <table:table-cell office:value-type="float" office:value="0.03806" calcext:value-type="float">
            <text:p>0.03806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91342" calcext:value-type="float">
            <text:p>0.191342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83147" calcext:value-type="float">
            <text:p>0.83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92388" calcext:value-type="float">
            <text:p>0.9238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980785" calcext:value-type="float">
            <text:p>0.980785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980785" calcext:value-type="float">
            <text:p>0.980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92388" calcext:value-type="float">
            <text:p>0.9238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83147" calcext:value-type="float">
            <text:p>0.8314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55557" calcext:value-type="float">
            <text:p>0.555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382684" calcext:value-type="float">
            <text:p>0.3826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95091" calcext:value-type="float">
            <text:p>0.195091</text:p>
          </table:table-cell>
        </table:table-row>
        <table:table-row table:style-name="ro1">
          <table:table-cell office:value-type="float" office:value="-0.162212" calcext:value-type="float">
            <text:p>-0.162212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815493" calcext:value-type="float">
            <text:p>0.815493</text:p>
          </table:table-cell>
        </table:table-row>
        <table:table-row table:style-name="ro1">
          <table:table-cell office:value-type="float" office:value="-0.18024" calcext:value-type="float">
            <text:p>-0.18024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906128" calcext:value-type="float">
            <text:p>0.906128</text:p>
          </table:table-cell>
        </table:table-row>
        <table:table-row table:style-name="ro1">
          <table:table-cell office:value-type="float" office:value="-0.191342" calcext:value-type="float">
            <text:p>-0.19134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96194" calcext:value-type="float">
            <text:p>0.96194</text:p>
          </table:table-cell>
        </table:table-row>
        <table:table-row table:style-name="ro1">
          <table:table-cell office:value-type="float" office:value="-0.19509" calcext:value-type="float">
            <text:p>-0.19509</text:p>
          </table:table-cell>
          <table:table-cell office:value-type="float" office:value="0" calcext:value-type="float">
            <text:p>0</text:p>
          </table:table-cell>
          <table:table-cell office:value-type="float" office:value="0.980786" calcext:value-type="float">
            <text:p>0.980786</text:p>
          </table:table-cell>
        </table:table-row>
        <table:table-row table:style-name="ro1">
          <table:table-cell office:value-type="float" office:value="-0.191342" calcext:value-type="float">
            <text:p>-0.191342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96194" calcext:value-type="float">
            <text:p>0.96194</text:p>
          </table:table-cell>
        </table:table-row>
        <table:table-row table:style-name="ro1">
          <table:table-cell office:value-type="float" office:value="-0.18024" calcext:value-type="float">
            <text:p>-0.18024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906128" calcext:value-type="float">
            <text:p>0.906128</text:p>
          </table:table-cell>
        </table:table-row>
        <table:table-row table:style-name="ro1">
          <table:table-cell office:value-type="float" office:value="-0.162212" calcext:value-type="float">
            <text:p>-0.162212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815493" calcext:value-type="float">
            <text:p>0.815493</text:p>
          </table:table-cell>
        </table:table-row>
        <table:table-row table:style-name="ro1">
          <table:table-cell office:value-type="float" office:value="-0.13795" calcext:value-type="float">
            <text:p>-0.1379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69352" calcext:value-type="float">
            <text:p>0.69352</text:p>
          </table:table-cell>
        </table:table-row>
        <table:table-row table:style-name="ro1">
          <table:table-cell office:value-type="float" office:value="-0.108386" calcext:value-type="float">
            <text:p>-0.108386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544895" calcext:value-type="float">
            <text:p>0.544895</text:p>
          </table:table-cell>
        </table:table-row>
        <table:table-row table:style-name="ro1">
          <table:table-cell office:value-type="float" office:value="-0.074658" calcext:value-type="float">
            <text:p>-0.07465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375331" calcext:value-type="float">
            <text:p>0.375331</text:p>
          </table:table-cell>
        </table:table-row>
        <table:table-row table:style-name="ro1">
          <table:table-cell office:value-type="float" office:value="-0.03806" calcext:value-type="float">
            <text:p>-0.03806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91342" calcext:value-type="float">
            <text:p>0.191342</text:p>
          </table:table-cell>
        </table:table-row>
        <table:table-row table:style-name="ro1">
          <table:table-cell office:value-type="float" office:value="-0.31819" calcext:value-type="float">
            <text:p>-0.31819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768178" calcext:value-type="float">
            <text:p>0.768178</text:p>
          </table:table-cell>
        </table:table-row>
        <table:table-row table:style-name="ro1">
          <table:table-cell office:value-type="float" office:value="-0.353553" calcext:value-type="float">
            <text:p>-0.353553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853554" calcext:value-type="float">
            <text:p>0.853554</text:p>
          </table:table-cell>
        </table:table-row>
        <table:table-row table:style-name="ro1">
          <table:table-cell office:value-type="float" office:value="-0.37533" calcext:value-type="float">
            <text:p>-0.3753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906127" calcext:value-type="float">
            <text:p>0.906127</text:p>
          </table:table-cell>
        </table:table-row>
        <table:table-row table:style-name="ro1">
          <table:table-cell office:value-type="float" office:value="-0.382684" calcext:value-type="float">
            <text:p>-0.382684</text:p>
          </table:table-cell>
          <table:table-cell office:value-type="float" office:value="0" calcext:value-type="float">
            <text:p>0</text:p>
          </table:table-cell>
          <table:table-cell office:value-type="float" office:value="0.92388" calcext:value-type="float">
            <text:p>0.92388</text:p>
          </table:table-cell>
        </table:table-row>
        <table:table-row table:style-name="ro1">
          <table:table-cell office:value-type="float" office:value="-0.37533" calcext:value-type="float">
            <text:p>-0.37533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906127" calcext:value-type="float">
            <text:p>0.906127</text:p>
          </table:table-cell>
        </table:table-row>
        <table:table-row table:style-name="ro1">
          <table:table-cell office:value-type="float" office:value="-0.353553" calcext:value-type="float">
            <text:p>-0.353553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853554" calcext:value-type="float">
            <text:p>0.853554</text:p>
          </table:table-cell>
        </table:table-row>
        <table:table-row table:style-name="ro1">
          <table:table-cell office:value-type="float" office:value="-0.31819" calcext:value-type="float">
            <text:p>-0.31819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768178" calcext:value-type="float">
            <text:p>0.768178</text:p>
          </table:table-cell>
        </table:table-row>
        <table:table-row table:style-name="ro1">
          <table:table-cell office:value-type="float" office:value="-0.270598" calcext:value-type="float">
            <text:p>-0.27059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653282" calcext:value-type="float">
            <text:p>0.653282</text:p>
          </table:table-cell>
        </table:table-row>
        <table:table-row table:style-name="ro1">
          <table:table-cell office:value-type="float" office:value="-0.212608" calcext:value-type="float">
            <text:p>-0.21260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51328" calcext:value-type="float">
            <text:p>0.51328</text:p>
          </table:table-cell>
        </table:table-row>
        <table:table-row table:style-name="ro1">
          <table:table-cell office:value-type="float" office:value="-0.146447" calcext:value-type="float">
            <text:p>-0.146447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353554" calcext:value-type="float">
            <text:p>0.353554</text:p>
          </table:table-cell>
        </table:table-row>
        <table:table-row table:style-name="ro1">
          <table:table-cell office:value-type="float" office:value="-0.074658" calcext:value-type="float">
            <text:p>-0.074658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8024" calcext:value-type="float">
            <text:p>0.18024</text:p>
          </table:table-cell>
        </table:table-row>
        <table:table-row table:style-name="ro1">
          <table:table-cell office:value-type="float" office:value="-0.46194" calcext:value-type="float">
            <text:p>-0.46194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691342" calcext:value-type="float">
            <text:p>0.691342</text:p>
          </table:table-cell>
        </table:table-row>
        <table:table-row table:style-name="ro1">
          <table:table-cell office:value-type="float" office:value="-0.51328" calcext:value-type="float">
            <text:p>-0.5132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768178" calcext:value-type="float">
            <text:p>0.768178</text:p>
          </table:table-cell>
        </table:table-row>
        <table:table-row table:style-name="ro1">
          <table:table-cell office:value-type="float" office:value="-0.544895" calcext:value-type="float">
            <text:p>-0.544895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815493" calcext:value-type="float">
            <text:p>0.815493</text:p>
          </table:table-cell>
        </table:table-row>
        <table:table-row table:style-name="ro1">
          <table:table-cell office:value-type="float" office:value="-0.55557" calcext:value-type="float">
            <text:p>-0.55557</text:p>
          </table:table-cell>
          <table:table-cell office:value-type="float" office:value="0" calcext:value-type="float">
            <text:p>0</text:p>
          </table:table-cell>
          <table:table-cell office:value-type="float" office:value="0.83147" calcext:value-type="float">
            <text:p>0.83147</text:p>
          </table:table-cell>
        </table:table-row>
        <table:table-row table:style-name="ro1">
          <table:table-cell office:value-type="float" office:value="-0.544895" calcext:value-type="float">
            <text:p>-0.544895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815493" calcext:value-type="float">
            <text:p>0.815493</text:p>
          </table:table-cell>
        </table:table-row>
        <table:table-row table:style-name="ro1">
          <table:table-cell office:value-type="float" office:value="-0.51328" calcext:value-type="float">
            <text:p>-0.5132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768178" calcext:value-type="float">
            <text:p>0.768178</text:p>
          </table:table-cell>
        </table:table-row>
        <table:table-row table:style-name="ro1">
          <table:table-cell office:value-type="float" office:value="-0.46194" calcext:value-type="float">
            <text:p>-0.46194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691342" calcext:value-type="float">
            <text:p>0.691342</text:p>
          </table:table-cell>
        </table:table-row>
        <table:table-row table:style-name="ro1">
          <table:table-cell office:value-type="float" office:value="-0.392847" calcext:value-type="float">
            <text:p>-0.39284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587938" calcext:value-type="float">
            <text:p>0.587938</text:p>
          </table:table-cell>
        </table:table-row>
        <table:table-row table:style-name="ro1">
          <table:table-cell office:value-type="float" office:value="-0.308658" calcext:value-type="float">
            <text:p>-0.30865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46194" calcext:value-type="float">
            <text:p>0.46194</text:p>
          </table:table-cell>
        </table:table-row>
        <table:table-row table:style-name="ro1">
          <table:table-cell office:value-type="float" office:value="-0.212607" calcext:value-type="float">
            <text:p>-0.212607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31819" calcext:value-type="float">
            <text:p>0.31819</text:p>
          </table:table-cell>
        </table:table-row>
        <table:table-row table:style-name="ro1">
          <table:table-cell office:value-type="float" office:value="-0.108386" calcext:value-type="float">
            <text:p>-0.108386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62212" calcext:value-type="float">
            <text:p>0.162212</text:p>
          </table:table-cell>
        </table:table-row>
        <table:table-row table:style-name="ro1">
          <table:table-cell office:value-type="float" office:value="-0.587938" calcext:value-type="float">
            <text:p>-0.587938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587938" calcext:value-type="float">
            <text:p>0.587938</text:p>
          </table:table-cell>
        </table:table-row>
        <table:table-row table:style-name="ro1">
          <table:table-cell office:value-type="float" office:value="-0.653281" calcext:value-type="float">
            <text:p>-0.653281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653282" calcext:value-type="float">
            <text:p>0.653282</text:p>
          </table:table-cell>
        </table:table-row>
        <table:table-row table:style-name="ro1">
          <table:table-cell office:value-type="float" office:value="-0.69352" calcext:value-type="float">
            <text:p>-0.69352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69352" calcext:value-type="float">
            <text:p>0.69352</text:p>
          </table:table-cell>
        </table:table-row>
        <table:table-row table:style-name="ro1">
          <table:table-cell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  <table:table-cell office:value-type="float" office:value="0.707107" calcext:value-type="float">
            <text:p>0.707107</text:p>
          </table:table-cell>
        </table:table-row>
        <table:table-row table:style-name="ro1">
          <table:table-cell office:value-type="float" office:value="-0.69352" calcext:value-type="float">
            <text:p>-0.69352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69352" calcext:value-type="float">
            <text:p>0.69352</text:p>
          </table:table-cell>
        </table:table-row>
        <table:table-row table:style-name="ro1">
          <table:table-cell office:value-type="float" office:value="-0.653281" calcext:value-type="float">
            <text:p>-0.653281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653282" calcext:value-type="float">
            <text:p>0.653282</text:p>
          </table:table-cell>
        </table:table-row>
        <table:table-row table:style-name="ro1">
          <table:table-cell office:value-type="float" office:value="-0.587938" calcext:value-type="float">
            <text:p>-0.587938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587938" calcext:value-type="float">
            <text:p>0.58793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0.392847" calcext:value-type="float">
            <text:p>-0.392847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392848" calcext:value-type="float">
            <text:p>0.392848</text:p>
          </table:table-cell>
        </table:table-row>
        <table:table-row table:style-name="ro1">
          <table:table-cell office:value-type="float" office:value="-0.270598" calcext:value-type="float">
            <text:p>-0.27059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270598" calcext:value-type="float">
            <text:p>0.270598</text:p>
          </table:table-cell>
        </table:table-row>
        <table:table-row table:style-name="ro1">
          <table:table-cell office:value-type="float" office:value="-0.13795" calcext:value-type="float">
            <text:p>-0.13795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3795" calcext:value-type="float">
            <text:p>0.13795</text:p>
          </table:table-cell>
        </table:table-row>
        <table:table-row table:style-name="ro1">
          <table:table-cell office:value-type="float" office:value="-0.691342" calcext:value-type="float">
            <text:p>-0.691342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46194" calcext:value-type="float">
            <text:p>0.46194</text:p>
          </table:table-cell>
        </table:table-row>
        <table:table-row table:style-name="ro1">
          <table:table-cell office:value-type="float" office:value="-0.768178" calcext:value-type="float">
            <text:p>-0.76817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51328" calcext:value-type="float">
            <text:p>0.51328</text:p>
          </table:table-cell>
        </table:table-row>
        <table:table-row table:style-name="ro1">
          <table:table-cell office:value-type="float" office:value="-0.815493" calcext:value-type="float">
            <text:p>-0.81549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544895" calcext:value-type="float">
            <text:p>0.544895</text:p>
          </table:table-cell>
        </table:table-row>
        <table:table-row table:style-name="ro1">
          <table:table-cell office:value-type="float" office:value="-0.83147" calcext:value-type="float">
            <text:p>-0.83147</text:p>
          </table:table-cell>
          <table:table-cell office:value-type="float" office:value="0" calcext:value-type="float">
            <text:p>0</text:p>
          </table:table-cell>
          <table:table-cell office:value-type="float" office:value="0.55557" calcext:value-type="float">
            <text:p>0.55557</text:p>
          </table:table-cell>
        </table:table-row>
        <table:table-row table:style-name="ro1">
          <table:table-cell office:value-type="float" office:value="-0.815493" calcext:value-type="float">
            <text:p>-0.815493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544895" calcext:value-type="float">
            <text:p>0.544895</text:p>
          </table:table-cell>
        </table:table-row>
        <table:table-row table:style-name="ro1">
          <table:table-cell office:value-type="float" office:value="-0.768178" calcext:value-type="float">
            <text:p>-0.76817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51328" calcext:value-type="float">
            <text:p>0.51328</text:p>
          </table:table-cell>
        </table:table-row>
        <table:table-row table:style-name="ro1">
          <table:table-cell office:value-type="float" office:value="-0.691342" calcext:value-type="float">
            <text:p>-0.691342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46194" calcext:value-type="float">
            <text:p>0.46194</text:p>
          </table:table-cell>
        </table:table-row>
        <table:table-row table:style-name="ro1">
          <table:table-cell office:value-type="float" office:value="-0.587938" calcext:value-type="float">
            <text:p>-0.58793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392848" calcext:value-type="float">
            <text:p>0.392848</text:p>
          </table:table-cell>
        </table:table-row>
        <table:table-row table:style-name="ro1">
          <table:table-cell office:value-type="float" office:value="-0.46194" calcext:value-type="float">
            <text:p>-0.46194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308658" calcext:value-type="float">
            <text:p>0.308658</text:p>
          </table:table-cell>
        </table:table-row>
        <table:table-row table:style-name="ro1">
          <table:table-cell office:value-type="float" office:value="-0.31819" calcext:value-type="float">
            <text:p>-0.31819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212608" calcext:value-type="float">
            <text:p>0.212608</text:p>
          </table:table-cell>
        </table:table-row>
        <table:table-row table:style-name="ro1">
          <table:table-cell office:value-type="float" office:value="-0.162212" calcext:value-type="float">
            <text:p>-0.162212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108387" calcext:value-type="float">
            <text:p>0.108387</text:p>
          </table:table-cell>
        </table:table-row>
        <table:table-row table:style-name="ro1">
          <table:table-cell office:value-type="float" office:value="-0.768177" calcext:value-type="float">
            <text:p>-0.768177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31819" calcext:value-type="float">
            <text:p>0.31819</text:p>
          </table:table-cell>
        </table:table-row>
        <table:table-row table:style-name="ro1">
          <table:table-cell office:value-type="float" office:value="-0.853553" calcext:value-type="float">
            <text:p>-0.853553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353554" calcext:value-type="float">
            <text:p>0.353554</text:p>
          </table:table-cell>
        </table:table-row>
        <table:table-row table:style-name="ro1">
          <table:table-cell office:value-type="float" office:value="-0.906127" calcext:value-type="float">
            <text:p>-0.906127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37533" calcext:value-type="float">
            <text:p>0.37533</text:p>
          </table:table-cell>
        </table:table-row>
        <table:table-row table:style-name="ro1">
          <table:table-cell office:value-type="float" office:value="-0.92388" calcext:value-type="float">
            <text:p>-0.92388</text:p>
          </table:table-cell>
          <table:table-cell office:value-type="float" office:value="0" calcext:value-type="float">
            <text:p>0</text:p>
          </table:table-cell>
          <table:table-cell office:value-type="float" office:value="0.382684" calcext:value-type="float">
            <text:p>0.382684</text:p>
          </table:table-cell>
        </table:table-row>
        <table:table-row table:style-name="ro1">
          <table:table-cell office:value-type="float" office:value="-0.906127" calcext:value-type="float">
            <text:p>-0.906127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37533" calcext:value-type="float">
            <text:p>0.37533</text:p>
          </table:table-cell>
        </table:table-row>
        <table:table-row table:style-name="ro1">
          <table:table-cell office:value-type="float" office:value="-0.853553" calcext:value-type="float">
            <text:p>-0.853553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353554" calcext:value-type="float">
            <text:p>0.353554</text:p>
          </table:table-cell>
        </table:table-row>
        <table:table-row table:style-name="ro1">
          <table:table-cell office:value-type="float" office:value="-0.768177" calcext:value-type="float">
            <text:p>-0.768177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31819" calcext:value-type="float">
            <text:p>0.31819</text:p>
          </table:table-cell>
        </table:table-row>
        <table:table-row table:style-name="ro1">
          <table:table-cell office:value-type="float" office:value="-0.653281" calcext:value-type="float">
            <text:p>-0.653281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270598" calcext:value-type="float">
            <text:p>0.270598</text:p>
          </table:table-cell>
        </table:table-row>
        <table:table-row table:style-name="ro1">
          <table:table-cell office:value-type="float" office:value="-0.51328" calcext:value-type="float">
            <text:p>-0.5132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212608" calcext:value-type="float">
            <text:p>0.212608</text:p>
          </table:table-cell>
        </table:table-row>
        <table:table-row table:style-name="ro1">
          <table:table-cell office:value-type="float" office:value="-0.353553" calcext:value-type="float">
            <text:p>-0.35355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146447" calcext:value-type="float">
            <text:p>0.146447</text:p>
          </table:table-cell>
        </table:table-row>
        <table:table-row table:style-name="ro1">
          <table:table-cell office:value-type="float" office:value="-0.18024" calcext:value-type="float">
            <text:p>-0.18024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074658" calcext:value-type="float">
            <text:p>0.074658</text:p>
          </table:table-cell>
        </table:table-row>
        <table:table-row table:style-name="ro1">
          <table:table-cell office:value-type="float" office:value="-0.815493" calcext:value-type="float">
            <text:p>-0.815493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.162212" calcext:value-type="float">
            <text:p>0.162212</text:p>
          </table:table-cell>
        </table:table-row>
        <table:table-row table:style-name="ro1">
          <table:table-cell office:value-type="float" office:value="-0.906127" calcext:value-type="float">
            <text:p>-0.906127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.18024" calcext:value-type="float">
            <text:p>0.18024</text:p>
          </table:table-cell>
        </table:table-row>
        <table:table-row table:style-name="ro1">
          <table:table-cell office:value-type="float" office:value="-0.961939" calcext:value-type="float">
            <text:p>-0.961939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.191342" calcext:value-type="float">
            <text:p>0.191342</text:p>
          </table:table-cell>
        </table:table-row>
        <table:table-row table:style-name="ro1">
          <table:table-cell office:value-type="float" office:value="-0.980785" calcext:value-type="float">
            <text:p>-0.980785</text:p>
          </table:table-cell>
          <table:table-cell office:value-type="float" office:value="0" calcext:value-type="float">
            <text:p>0</text:p>
          </table:table-cell>
          <table:table-cell office:value-type="float" office:value="0.19509" calcext:value-type="float">
            <text:p>0.19509</text:p>
          </table:table-cell>
        </table:table-row>
        <table:table-row table:style-name="ro1">
          <table:table-cell office:value-type="float" office:value="-0.961939" calcext:value-type="float">
            <text:p>-0.961939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.191342" calcext:value-type="float">
            <text:p>0.191342</text:p>
          </table:table-cell>
        </table:table-row>
        <table:table-row table:style-name="ro1">
          <table:table-cell office:value-type="float" office:value="-0.906127" calcext:value-type="float">
            <text:p>-0.906127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.18024" calcext:value-type="float">
            <text:p>0.18024</text:p>
          </table:table-cell>
        </table:table-row>
        <table:table-row table:style-name="ro1">
          <table:table-cell office:value-type="float" office:value="-0.815493" calcext:value-type="float">
            <text:p>-0.815493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.162212" calcext:value-type="float">
            <text:p>0.162212</text:p>
          </table:table-cell>
        </table:table-row>
        <table:table-row table:style-name="ro1">
          <table:table-cell office:value-type="float" office:value="-0.69352" calcext:value-type="float">
            <text:p>-0.6935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0.13795" calcext:value-type="float">
            <text:p>0.13795</text:p>
          </table:table-cell>
        </table:table-row>
        <table:table-row table:style-name="ro1">
          <table:table-cell office:value-type="float" office:value="-0.544895" calcext:value-type="float">
            <text:p>-0.544895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.108387" calcext:value-type="float">
            <text:p>0.108387</text:p>
          </table:table-cell>
        </table:table-row>
        <table:table-row table:style-name="ro1">
          <table:table-cell office:value-type="float" office:value="-0.37533" calcext:value-type="float">
            <text:p>-0.3753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.074658" calcext:value-type="float">
            <text:p>0.074658</text:p>
          </table:table-cell>
        </table:table-row>
        <table:table-row table:style-name="ro1">
          <table:table-cell office:value-type="float" office:value="-0.191342" calcext:value-type="float">
            <text:p>-0.191342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.038061" calcext:value-type="float">
            <text:p>0.038061</text:p>
          </table:table-cell>
        </table:table-row>
        <table:table-row table:style-name="ro1">
          <table:table-cell office:value-type="float" office:value="-0.831469" calcext:value-type="float">
            <text:p>-0.831469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3879" calcext:value-type="float">
            <text:p>-0.923879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0785" calcext:value-type="float">
            <text:p>-0.980785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0785" calcext:value-type="float">
            <text:p>-0.980785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23879" calcext:value-type="float">
            <text:p>-0.923879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31469" calcext:value-type="float">
            <text:p>-0.831469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-0.707107" calcext:value-type="float">
            <text:p>-0.707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557" calcext:value-type="float">
            <text:p>-0.55557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82683" calcext:value-type="float">
            <text:p>-0.38268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9509" calcext:value-type="float">
            <text:p>-0.19509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5493" calcext:value-type="float">
            <text:p>-0.815493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162211" calcext:value-type="float">
            <text:p>-0.162211</text:p>
          </table:table-cell>
        </table:table-row>
        <table:table-row table:style-name="ro1">
          <table:table-cell office:value-type="float" office:value="-0.906127" calcext:value-type="float">
            <text:p>-0.906127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18024" calcext:value-type="float">
            <text:p>-0.18024</text:p>
          </table:table-cell>
        </table:table-row>
        <table:table-row table:style-name="ro1">
          <table:table-cell office:value-type="float" office:value="-0.961939" calcext:value-type="float">
            <text:p>-0.961939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191342" calcext:value-type="float">
            <text:p>-0.191342</text:p>
          </table:table-cell>
        </table:table-row>
        <table:table-row table:style-name="ro1">
          <table:table-cell office:value-type="float" office:value="-0.980785" calcext:value-type="float">
            <text:p>-0.980785</text:p>
          </table:table-cell>
          <table:table-cell office:value-type="float" office:value="0" calcext:value-type="float">
            <text:p>0</text:p>
          </table:table-cell>
          <table:table-cell office:value-type="float" office:value="-0.19509" calcext:value-type="float">
            <text:p>-0.19509</text:p>
          </table:table-cell>
        </table:table-row>
        <table:table-row table:style-name="ro1">
          <table:table-cell office:value-type="float" office:value="-0.961939" calcext:value-type="float">
            <text:p>-0.961939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191342" calcext:value-type="float">
            <text:p>-0.191342</text:p>
          </table:table-cell>
        </table:table-row>
        <table:table-row table:style-name="ro1">
          <table:table-cell office:value-type="float" office:value="-0.906127" calcext:value-type="float">
            <text:p>-0.906127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18024" calcext:value-type="float">
            <text:p>-0.18024</text:p>
          </table:table-cell>
        </table:table-row>
        <table:table-row table:style-name="ro1">
          <table:table-cell office:value-type="float" office:value="-0.815493" calcext:value-type="float">
            <text:p>-0.815493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162211" calcext:value-type="float">
            <text:p>-0.162211</text:p>
          </table:table-cell>
        </table:table-row>
        <table:table-row table:style-name="ro1">
          <table:table-cell office:value-type="float" office:value="-0.69352" calcext:value-type="float">
            <text:p>-0.69352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137949" calcext:value-type="float">
            <text:p>-0.137949</text:p>
          </table:table-cell>
        </table:table-row>
        <table:table-row table:style-name="ro1">
          <table:table-cell office:value-type="float" office:value="-0.544895" calcext:value-type="float">
            <text:p>-0.544895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108386" calcext:value-type="float">
            <text:p>-0.108386</text:p>
          </table:table-cell>
        </table:table-row>
        <table:table-row table:style-name="ro1">
          <table:table-cell office:value-type="float" office:value="-0.37533" calcext:value-type="float">
            <text:p>-0.3753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074658" calcext:value-type="float">
            <text:p>-0.074658</text:p>
          </table:table-cell>
        </table:table-row>
        <table:table-row table:style-name="ro1">
          <table:table-cell office:value-type="float" office:value="-0.191342" calcext:value-type="float">
            <text:p>-0.191342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03806" calcext:value-type="float">
            <text:p>-0.03806</text:p>
          </table:table-cell>
        </table:table-row>
        <table:table-row table:style-name="ro1">
          <table:table-cell office:value-type="float" office:value="-0.768177" calcext:value-type="float">
            <text:p>-0.768177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318189" calcext:value-type="float">
            <text:p>-0.318189</text:p>
          </table:table-cell>
        </table:table-row>
        <table:table-row table:style-name="ro1">
          <table:table-cell office:value-type="float" office:value="-0.853553" calcext:value-type="float">
            <text:p>-0.853553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353553" calcext:value-type="float">
            <text:p>-0.353553</text:p>
          </table:table-cell>
        </table:table-row>
        <table:table-row table:style-name="ro1">
          <table:table-cell office:value-type="float" office:value="-0.906127" calcext:value-type="float">
            <text:p>-0.906127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37533" calcext:value-type="float">
            <text:p>-0.37533</text:p>
          </table:table-cell>
        </table:table-row>
        <table:table-row table:style-name="ro1">
          <table:table-cell office:value-type="float" office:value="-0.923879" calcext:value-type="float">
            <text:p>-0.923879</text:p>
          </table:table-cell>
          <table:table-cell office:value-type="float" office:value="0" calcext:value-type="float">
            <text:p>0</text:p>
          </table:table-cell>
          <table:table-cell office:value-type="float" office:value="-0.382683" calcext:value-type="float">
            <text:p>-0.382683</text:p>
          </table:table-cell>
        </table:table-row>
        <table:table-row table:style-name="ro1">
          <table:table-cell office:value-type="float" office:value="-0.906127" calcext:value-type="float">
            <text:p>-0.906127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37533" calcext:value-type="float">
            <text:p>-0.37533</text:p>
          </table:table-cell>
        </table:table-row>
        <table:table-row table:style-name="ro1">
          <table:table-cell office:value-type="float" office:value="-0.853553" calcext:value-type="float">
            <text:p>-0.853553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353553" calcext:value-type="float">
            <text:p>-0.353553</text:p>
          </table:table-cell>
        </table:table-row>
        <table:table-row table:style-name="ro1">
          <table:table-cell office:value-type="float" office:value="-0.768177" calcext:value-type="float">
            <text:p>-0.768177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318189" calcext:value-type="float">
            <text:p>-0.318189</text:p>
          </table:table-cell>
        </table:table-row>
        <table:table-row table:style-name="ro1">
          <table:table-cell office:value-type="float" office:value="-0.653281" calcext:value-type="float">
            <text:p>-0.653281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270598" calcext:value-type="float">
            <text:p>-0.270598</text:p>
          </table:table-cell>
        </table:table-row>
        <table:table-row table:style-name="ro1">
          <table:table-cell office:value-type="float" office:value="-0.51328" calcext:value-type="float">
            <text:p>-0.5132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212607" calcext:value-type="float">
            <text:p>-0.212607</text:p>
          </table:table-cell>
        </table:table-row>
        <table:table-row table:style-name="ro1">
          <table:table-cell office:value-type="float" office:value="-0.353553" calcext:value-type="float">
            <text:p>-0.353553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146446" calcext:value-type="float">
            <text:p>-0.146446</text:p>
          </table:table-cell>
        </table:table-row>
        <table:table-row table:style-name="ro1">
          <table:table-cell office:value-type="float" office:value="-0.18024" calcext:value-type="float">
            <text:p>-0.18024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074657" calcext:value-type="float">
            <text:p>-0.074657</text:p>
          </table:table-cell>
        </table:table-row>
        <table:table-row table:style-name="ro1">
          <table:table-cell office:value-type="float" office:value="-0.691341" calcext:value-type="float">
            <text:p>-0.691341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461939" calcext:value-type="float">
            <text:p>-0.461939</text:p>
          </table:table-cell>
        </table:table-row>
        <table:table-row table:style-name="ro1">
          <table:table-cell office:value-type="float" office:value="-0.768178" calcext:value-type="float">
            <text:p>-0.76817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51328" calcext:value-type="float">
            <text:p>-0.51328</text:p>
          </table:table-cell>
        </table:table-row>
        <table:table-row table:style-name="ro1">
          <table:table-cell office:value-type="float" office:value="-0.815493" calcext:value-type="float">
            <text:p>-0.81549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544895" calcext:value-type="float">
            <text:p>-0.544895</text:p>
          </table:table-cell>
        </table:table-row>
        <table:table-row table:style-name="ro1">
          <table:table-cell office:value-type="float" office:value="-0.831469" calcext:value-type="float">
            <text:p>-0.831469</text:p>
          </table:table-cell>
          <table:table-cell office:value-type="float" office:value="0" calcext:value-type="float">
            <text:p>0</text:p>
          </table:table-cell>
          <table:table-cell office:value-type="float" office:value="-0.55557" calcext:value-type="float">
            <text:p>-0.55557</text:p>
          </table:table-cell>
        </table:table-row>
        <table:table-row table:style-name="ro1">
          <table:table-cell office:value-type="float" office:value="-0.815493" calcext:value-type="float">
            <text:p>-0.815493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544895" calcext:value-type="float">
            <text:p>-0.544895</text:p>
          </table:table-cell>
        </table:table-row>
        <table:table-row table:style-name="ro1">
          <table:table-cell office:value-type="float" office:value="-0.768178" calcext:value-type="float">
            <text:p>-0.76817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51328" calcext:value-type="float">
            <text:p>-0.51328</text:p>
          </table:table-cell>
        </table:table-row>
        <table:table-row table:style-name="ro1">
          <table:table-cell office:value-type="float" office:value="-0.691341" calcext:value-type="float">
            <text:p>-0.691341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461939" calcext:value-type="float">
            <text:p>-0.461939</text:p>
          </table:table-cell>
        </table:table-row>
        <table:table-row table:style-name="ro1">
          <table:table-cell office:value-type="float" office:value="-0.587938" calcext:value-type="float">
            <text:p>-0.58793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392847" calcext:value-type="float">
            <text:p>-0.392847</text:p>
          </table:table-cell>
        </table:table-row>
        <table:table-row table:style-name="ro1">
          <table:table-cell office:value-type="float" office:value="-0.46194" calcext:value-type="float">
            <text:p>-0.46194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308658" calcext:value-type="float">
            <text:p>-0.308658</text:p>
          </table:table-cell>
        </table:table-row>
        <table:table-row table:style-name="ro1">
          <table:table-cell office:value-type="float" office:value="-0.318189" calcext:value-type="float">
            <text:p>-0.318189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212607" calcext:value-type="float">
            <text:p>-0.212607</text:p>
          </table:table-cell>
        </table:table-row>
        <table:table-row table:style-name="ro1">
          <table:table-cell office:value-type="float" office:value="-0.162212" calcext:value-type="float">
            <text:p>-0.162212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08386" calcext:value-type="float">
            <text:p>-0.108386</text:p>
          </table:table-cell>
        </table:table-row>
        <table:table-row table:style-name="ro1">
          <table:table-cell office:value-type="float" office:value="-0.587937" calcext:value-type="float">
            <text:p>-0.587937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587937" calcext:value-type="float">
            <text:p>-0.587937</text:p>
          </table:table-cell>
        </table:table-row>
        <table:table-row table:style-name="ro1">
          <table:table-cell office:value-type="float" office:value="-0.653281" calcext:value-type="float">
            <text:p>-0.653281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653281" calcext:value-type="float">
            <text:p>-0.653281</text:p>
          </table:table-cell>
        </table:table-row>
        <table:table-row table:style-name="ro1">
          <table:table-cell office:value-type="float" office:value="-0.693519" calcext:value-type="float">
            <text:p>-0.693519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693519" calcext:value-type="float">
            <text:p>-0.693519</text:p>
          </table:table-cell>
        </table:table-row>
        <table:table-row table:style-name="ro1">
          <table:table-cell office:value-type="float" office:value="-0.707106" calcext:value-type="float">
            <text:p>-0.707106</text:p>
          </table:table-cell>
          <table:table-cell office:value-type="float" office:value="0" calcext:value-type="float">
            <text:p>0</text:p>
          </table:table-cell>
          <table:table-cell office:value-type="float" office:value="-0.707106" calcext:value-type="float">
            <text:p>-0.707106</text:p>
          </table:table-cell>
        </table:table-row>
        <table:table-row table:style-name="ro1">
          <table:table-cell office:value-type="float" office:value="-0.693519" calcext:value-type="float">
            <text:p>-0.693519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693519" calcext:value-type="float">
            <text:p>-0.693519</text:p>
          </table:table-cell>
        </table:table-row>
        <table:table-row table:style-name="ro1">
          <table:table-cell office:value-type="float" office:value="-0.653281" calcext:value-type="float">
            <text:p>-0.653281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653281" calcext:value-type="float">
            <text:p>-0.653281</text:p>
          </table:table-cell>
        </table:table-row>
        <table:table-row table:style-name="ro1">
          <table:table-cell office:value-type="float" office:value="-0.587937" calcext:value-type="float">
            <text:p>-0.587937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587937" calcext:value-type="float">
            <text:p>-0.587937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-0.392847" calcext:value-type="float">
            <text:p>-0.392847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392847" calcext:value-type="float">
            <text:p>-0.392847</text:p>
          </table:table-cell>
        </table:table-row>
        <table:table-row table:style-name="ro1">
          <table:table-cell office:value-type="float" office:value="-0.270598" calcext:value-type="float">
            <text:p>-0.27059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270598" calcext:value-type="float">
            <text:p>-0.270598</text:p>
          </table:table-cell>
        </table:table-row>
        <table:table-row table:style-name="ro1">
          <table:table-cell office:value-type="float" office:value="-0.13795" calcext:value-type="float">
            <text:p>-0.13795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37949" calcext:value-type="float">
            <text:p>-0.137949</text:p>
          </table:table-cell>
        </table:table-row>
        <table:table-row table:style-name="ro1">
          <table:table-cell office:value-type="float" office:value="-0.461939" calcext:value-type="float">
            <text:p>-0.461939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691341" calcext:value-type="float">
            <text:p>-0.691341</text:p>
          </table:table-cell>
        </table:table-row>
        <table:table-row table:style-name="ro1">
          <table:table-cell office:value-type="float" office:value="-0.51328" calcext:value-type="float">
            <text:p>-0.51328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768177" calcext:value-type="float">
            <text:p>-0.768177</text:p>
          </table:table-cell>
        </table:table-row>
        <table:table-row table:style-name="ro1">
          <table:table-cell office:value-type="float" office:value="-0.544895" calcext:value-type="float">
            <text:p>-0.544895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815492" calcext:value-type="float">
            <text:p>-0.815492</text:p>
          </table:table-cell>
        </table:table-row>
        <table:table-row table:style-name="ro1">
          <table:table-cell office:value-type="float" office:value="-0.55557" calcext:value-type="float">
            <text:p>-0.55557</text:p>
          </table:table-cell>
          <table:table-cell office:value-type="float" office:value="0" calcext:value-type="float">
            <text:p>0</text:p>
          </table:table-cell>
          <table:table-cell office:value-type="float" office:value="-0.831469" calcext:value-type="float">
            <text:p>-0.831469</text:p>
          </table:table-cell>
        </table:table-row>
        <table:table-row table:style-name="ro1">
          <table:table-cell office:value-type="float" office:value="-0.544895" calcext:value-type="float">
            <text:p>-0.544895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815492" calcext:value-type="float">
            <text:p>-0.815492</text:p>
          </table:table-cell>
        </table:table-row>
        <table:table-row table:style-name="ro1">
          <table:table-cell office:value-type="float" office:value="-0.51328" calcext:value-type="float">
            <text:p>-0.51328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768177" calcext:value-type="float">
            <text:p>-0.768177</text:p>
          </table:table-cell>
        </table:table-row>
        <table:table-row table:style-name="ro1">
          <table:table-cell office:value-type="float" office:value="-0.461939" calcext:value-type="float">
            <text:p>-0.461939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691341" calcext:value-type="float">
            <text:p>-0.691341</text:p>
          </table:table-cell>
        </table:table-row>
        <table:table-row table:style-name="ro1">
          <table:table-cell office:value-type="float" office:value="-0.392847" calcext:value-type="float">
            <text:p>-0.392847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587937" calcext:value-type="float">
            <text:p>-0.587937</text:p>
          </table:table-cell>
        </table:table-row>
        <table:table-row table:style-name="ro1">
          <table:table-cell office:value-type="float" office:value="-0.308658" calcext:value-type="float">
            <text:p>-0.308658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461939" calcext:value-type="float">
            <text:p>-0.461939</text:p>
          </table:table-cell>
        </table:table-row>
        <table:table-row table:style-name="ro1">
          <table:table-cell office:value-type="float" office:value="-0.212607" calcext:value-type="float">
            <text:p>-0.212607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318189" calcext:value-type="float">
            <text:p>-0.318189</text:p>
          </table:table-cell>
        </table:table-row>
        <table:table-row table:style-name="ro1">
          <table:table-cell office:value-type="float" office:value="-0.108386" calcext:value-type="float">
            <text:p>-0.108386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62211" calcext:value-type="float">
            <text:p>-0.162211</text:p>
          </table:table-cell>
        </table:table-row>
        <table:table-row table:style-name="ro1">
          <table:table-cell office:value-type="float" office:value="-0.318189" calcext:value-type="float">
            <text:p>-0.318189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768177" calcext:value-type="float">
            <text:p>-0.768177</text:p>
          </table:table-cell>
        </table:table-row>
        <table:table-row table:style-name="ro1">
          <table:table-cell office:value-type="float" office:value="-0.353553" calcext:value-type="float">
            <text:p>-0.353553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853553" calcext:value-type="float">
            <text:p>-0.853553</text:p>
          </table:table-cell>
        </table:table-row>
        <table:table-row table:style-name="ro1">
          <table:table-cell office:value-type="float" office:value="-0.37533" calcext:value-type="float">
            <text:p>-0.37533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906127" calcext:value-type="float">
            <text:p>-0.906127</text:p>
          </table:table-cell>
        </table:table-row>
        <table:table-row table:style-name="ro1">
          <table:table-cell office:value-type="float" office:value="-0.382683" calcext:value-type="float">
            <text:p>-0.382683</text:p>
          </table:table-cell>
          <table:table-cell office:value-type="float" office:value="0" calcext:value-type="float">
            <text:p>0</text:p>
          </table:table-cell>
          <table:table-cell office:value-type="float" office:value="-0.923879" calcext:value-type="float">
            <text:p>-0.923879</text:p>
          </table:table-cell>
        </table:table-row>
        <table:table-row table:style-name="ro1">
          <table:table-cell office:value-type="float" office:value="-0.37533" calcext:value-type="float">
            <text:p>-0.37533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906127" calcext:value-type="float">
            <text:p>-0.906127</text:p>
          </table:table-cell>
        </table:table-row>
        <table:table-row table:style-name="ro1">
          <table:table-cell office:value-type="float" office:value="-0.353553" calcext:value-type="float">
            <text:p>-0.353553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853553" calcext:value-type="float">
            <text:p>-0.853553</text:p>
          </table:table-cell>
        </table:table-row>
        <table:table-row table:style-name="ro1">
          <table:table-cell office:value-type="float" office:value="-0.318189" calcext:value-type="float">
            <text:p>-0.318189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768177" calcext:value-type="float">
            <text:p>-0.768177</text:p>
          </table:table-cell>
        </table:table-row>
        <table:table-row table:style-name="ro1">
          <table:table-cell office:value-type="float" office:value="-0.270598" calcext:value-type="float">
            <text:p>-0.270598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653281" calcext:value-type="float">
            <text:p>-0.653281</text:p>
          </table:table-cell>
        </table:table-row>
        <table:table-row table:style-name="ro1">
          <table:table-cell office:value-type="float" office:value="-0.212607" calcext:value-type="float">
            <text:p>-0.212607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513279" calcext:value-type="float">
            <text:p>-0.513279</text:p>
          </table:table-cell>
        </table:table-row>
        <table:table-row table:style-name="ro1">
          <table:table-cell office:value-type="float" office:value="-0.146446" calcext:value-type="float">
            <text:p>-0.146446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353553" calcext:value-type="float">
            <text:p>-0.353553</text:p>
          </table:table-cell>
        </table:table-row>
        <table:table-row table:style-name="ro1">
          <table:table-cell office:value-type="float" office:value="-0.074658" calcext:value-type="float">
            <text:p>-0.074658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8024" calcext:value-type="float">
            <text:p>-0.18024</text:p>
          </table:table-cell>
        </table:table-row>
        <table:table-row table:style-name="ro1">
          <table:table-cell office:value-type="float" office:value="-0.162211" calcext:value-type="float">
            <text:p>-0.162211</text:p>
          </table:table-cell>
          <table:table-cell office:value-type="float" office:value="0.55557" calcext:value-type="float">
            <text:p>0.55557</text:p>
          </table:table-cell>
          <table:table-cell office:value-type="float" office:value="-0.815492" calcext:value-type="float">
            <text:p>-0.815492</text:p>
          </table:table-cell>
        </table:table-row>
        <table:table-row table:style-name="ro1">
          <table:table-cell office:value-type="float" office:value="-0.18024" calcext:value-type="float">
            <text:p>-0.18024</text:p>
          </table:table-cell>
          <table:table-cell office:value-type="float" office:value="0.382683" calcext:value-type="float">
            <text:p>0.382683</text:p>
          </table:table-cell>
          <table:table-cell office:value-type="float" office:value="-0.906127" calcext:value-type="float">
            <text:p>-0.906127</text:p>
          </table:table-cell>
        </table:table-row>
        <table:table-row table:style-name="ro1">
          <table:table-cell office:value-type="float" office:value="-0.191341" calcext:value-type="float">
            <text:p>-0.191341</text:p>
          </table:table-cell>
          <table:table-cell office:value-type="float" office:value="0.19509" calcext:value-type="float">
            <text:p>0.19509</text:p>
          </table:table-cell>
          <table:table-cell office:value-type="float" office:value="-0.961939" calcext:value-type="float">
            <text:p>-0.961939</text:p>
          </table:table-cell>
        </table:table-row>
        <table:table-row table:style-name="ro1">
          <table:table-cell office:value-type="float" office:value="-0.19509" calcext:value-type="float">
            <text:p>-0.19509</text:p>
          </table:table-cell>
          <table:table-cell office:value-type="float" office:value="0" calcext:value-type="float">
            <text:p>0</text:p>
          </table:table-cell>
          <table:table-cell office:value-type="float" office:value="-0.980785" calcext:value-type="float">
            <text:p>-0.980785</text:p>
          </table:table-cell>
        </table:table-row>
        <table:table-row table:style-name="ro1">
          <table:table-cell office:value-type="float" office:value="-0.191341" calcext:value-type="float">
            <text:p>-0.191341</text:p>
          </table:table-cell>
          <table:table-cell office:value-type="float" office:value="-0.19509" calcext:value-type="float">
            <text:p>-0.19509</text:p>
          </table:table-cell>
          <table:table-cell office:value-type="float" office:value="-0.961939" calcext:value-type="float">
            <text:p>-0.961939</text:p>
          </table:table-cell>
        </table:table-row>
        <table:table-row table:style-name="ro1">
          <table:table-cell office:value-type="float" office:value="-0.18024" calcext:value-type="float">
            <text:p>-0.18024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906127" calcext:value-type="float">
            <text:p>-0.906127</text:p>
          </table:table-cell>
        </table:table-row>
        <table:table-row table:style-name="ro1">
          <table:table-cell office:value-type="float" office:value="-0.162211" calcext:value-type="float">
            <text:p>-0.162211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815492" calcext:value-type="float">
            <text:p>-0.815492</text:p>
          </table:table-cell>
        </table:table-row>
        <table:table-row table:style-name="ro1">
          <table:table-cell office:value-type="float" office:value="-0.13795" calcext:value-type="float">
            <text:p>-0.13795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69352" calcext:value-type="float">
            <text:p>-0.69352</text:p>
          </table:table-cell>
        </table:table-row>
        <table:table-row table:style-name="ro1">
          <table:table-cell office:value-type="float" office:value="-0.108386" calcext:value-type="float">
            <text:p>-0.108386</text:p>
          </table:table-cell>
          <table:table-cell office:value-type="float" office:value="-0.83147" calcext:value-type="float">
            <text:p>-0.83147</text:p>
          </table:table-cell>
          <table:table-cell office:value-type="float" office:value="-0.544895" calcext:value-type="float">
            <text:p>-0.544895</text:p>
          </table:table-cell>
        </table:table-row>
        <table:table-row table:style-name="ro1">
          <table:table-cell office:value-type="float" office:value="-0.074658" calcext:value-type="float">
            <text:p>-0.074658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37533" calcext:value-type="float">
            <text:p>-0.37533</text:p>
          </table:table-cell>
        </table:table-row>
        <table:table-row table:style-name="ro1">
          <table:table-cell office:value-type="float" office:value="-0.03806" calcext:value-type="float">
            <text:p>-0.03806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91341" calcext:value-type="float">
            <text:p>-0.1913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82683" calcext:value-type="float">
            <text:p>-0.382683</text:p>
          </table:table-cell>
          <table:table-cell office:value-type="float" office:value="-0.923879" calcext:value-type="float">
            <text:p>-0.9238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5557" calcext:value-type="float">
            <text:p>-0.55557</text:p>
          </table:table-cell>
          <table:table-cell office:value-type="float" office:value="-0.831469" calcext:value-type="float">
            <text:p>-0.831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07107" calcext:value-type="float">
            <text:p>-0.707107</text:p>
          </table:table-cell>
          <table:table-cell office:value-type="float" office:value="-0.707106" calcext:value-type="float">
            <text:p>-0.707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2388" calcext:value-type="float">
            <text:p>-0.92388</text:p>
          </table:table-cell>
          <table:table-cell office:value-type="float" office:value="-0.382683" calcext:value-type="float">
            <text:p>-0.3826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980785" calcext:value-type="float">
            <text:p>-0.980785</text:p>
          </table:table-cell>
          <table:table-cell office:value-type="float" office:value="-0.19509" calcext:value-type="float">
            <text:p>-0.19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5:30:46.987155186</meta:creation-date>
    <dc:date>2022-03-25T15:31:11.777590368</dc:date>
    <meta:editing-duration>PT25S</meta:editing-duration>
    <meta:editing-cycles>1</meta:editing-cycles>
    <meta:document-statistic meta:table-count="1" meta:cell-count="1059" meta:object-count="0"/>
    <meta:generator>LibreOffice/6.4.7.2$Linux_X86_64 LibreOffice_project/40$Build-2</meta:generator>
  </office:meta>
</office:document-meta>
</file>